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000000100A57A6FDF7F85CCB6.png" manifest:media-type="image/png"/>
  <manifest:file-entry manifest:full-path="Pictures/1000000000000100000001001C532A19ED54A51B.png" manifest:media-type="image/png"/>
  <manifest:file-entry manifest:full-path="Pictures/100000000000010000000100BAF1ED8EF1965D8C.png" manifest:media-type="image/png"/>
  <manifest:file-entry manifest:full-path="Pictures/100000000000010000000100F1B5525AAF2AC57F.png" manifest:media-type="image/png"/>
  <manifest:file-entry manifest:full-path="Pictures/100000000000010000000100AB8AC0E3DE7A5690.png" manifest:media-type="image/png"/>
  <manifest:file-entry manifest:full-path="Pictures/100000000000010000000100531FC2B538FE5DA5.png" manifest:media-type="image/png"/>
  <manifest:file-entry manifest:full-path="Pictures/10000000000001000000010055523679F3A7F934.png" manifest:media-type="image/png"/>
  <manifest:file-entry manifest:full-path="Pictures/1000000000000100000001003124B79EAFBD4683.png" manifest:media-type="image/png"/>
  <manifest:file-entry manifest:full-path="Pictures/100000000000010000000100793CACBC3659DC80.png" manifest:media-type="image/png"/>
  <manifest:file-entry manifest:full-path="Pictures/10000000000001000000010090A5ACBB287E29B7.png" manifest:media-type="image/png"/>
  <manifest:file-entry manifest:full-path="Pictures/10000000000001000000010068A7EA275399A641.png" manifest:media-type="image/png"/>
  <manifest:file-entry manifest:full-path="Pictures/100000000000010000000100A41D66019C2986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6602in" svg:y="0.6563in" svg:width="2.6665in" svg:height="2.6665in" draw:z-index="0"><draw:image xlink:href="Pictures/100000000000010000000100AB8AC0E3DE7A5690.png" xlink:type="simple" xlink:show="embed" xlink:actuate="onLoad"/></draw:frame><draw:frame draw:style-name="fr1" draw:name="Image2" text:anchor-type="paragraph" svg:x="4.3063in" svg:y="0.7189in" svg:width="2.6665in" svg:height="2.6665in" draw:z-index="1"><draw:image xlink:href="Pictures/100000000000010000000100793CACBC3659DC80.png" xlink:type="simple" xlink:show="embed" xlink:actuate="onLoad"/></draw:frame><draw:frame draw:style-name="fr1" draw:name="Image3" text:anchor-type="paragraph" svg:x="4.3272in" svg:y="3.5311in" svg:width="2.6665in" svg:height="2.6665in" draw:z-index="2"><draw:image xlink:href="Pictures/100000000000010000000100F1B5525AAF2AC57F.png" xlink:type="simple" xlink:show="embed" xlink:actuate="onLoad"/></draw:frame><draw:frame draw:style-name="fr1" draw:name="Image4" text:anchor-type="paragraph" svg:x="0.7016in" svg:y="3.5835in" svg:width="2.6665in" svg:height="2.6665in" draw:z-index="3"><draw:image xlink:href="Pictures/1000000000000100000001003124B79EAFBD4683.png" xlink:type="simple" xlink:show="embed" xlink:actuate="onLoad"/></draw:frame><draw:frame draw:style-name="fr1" draw:name="Image5" text:anchor-type="paragraph" svg:x="4.3161in" svg:y="6.6665in" svg:width="2.6665in" svg:height="2.6665in" draw:z-index="4"><draw:image xlink:href="Pictures/10000000000001000000010090A5ACBB287E29B7.png" xlink:type="simple" xlink:show="embed" xlink:actuate="onLoad"/></draw:frame><draw:frame draw:style-name="fr1" draw:name="Image6" text:anchor-type="paragraph" svg:x="0.7126in" svg:y="6.5626in" svg:width="2.6665in" svg:height="2.6665in" draw:z-index="5"><draw:image xlink:href="Pictures/100000000000010000000100531FC2B538FE5DA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x="4.2126in" svg:y="-0.0409in" svg:width="2.6665in" svg:height="2.6665in" draw:z-index="6"><draw:image xlink:href="Pictures/100000000000010000000100BAF1ED8EF1965D8C.png" xlink:type="simple" xlink:show="embed" xlink:actuate="onLoad"/></draw:frame><draw:frame draw:style-name="fr1" draw:name="Image8" text:anchor-type="paragraph" svg:x="0.6083in" svg:y="0.1091in" svg:width="2.6665in" svg:height="2.6665in" draw:z-index="7"><draw:image xlink:href="Pictures/10000000000001000000010068A7EA275399A64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x="4.2335in" svg:y="1.8335in" svg:width="2.6665in" svg:height="2.6665in" draw:z-index="8"><draw:image xlink:href="Pictures/10000000000001000000010055523679F3A7F934.png" xlink:type="simple" xlink:show="embed" xlink:actuate="onLoad"/></draw:frame><draw:frame draw:style-name="fr1" draw:name="Image10" text:anchor-type="paragraph" svg:x="0.4937in" svg:y="1.6457in" svg:width="2.6665in" svg:height="2.6665in" draw:z-index="9"><draw:image xlink:href="Pictures/100000000000010000000100A41D66019C2986CA.png" xlink:type="simple" xlink:show="embed" xlink:actuate="onLoad"/></draw:frame><draw:frame draw:style-name="fr1" draw:name="Image11" text:anchor-type="paragraph" svg:x="4.2543in" svg:y="4.8957in" svg:width="2.6665in" svg:height="2.6665in" draw:z-index="10"><draw:image xlink:href="Pictures/1000000000000100000001001C532A19ED54A51B.png" xlink:type="simple" xlink:show="embed" xlink:actuate="onLoad"/></draw:frame><draw:frame draw:style-name="fr1" draw:name="Image12" text:anchor-type="paragraph" svg:x="0.5563in" svg:y="4.8228in" svg:width="2.6665in" svg:height="2.6665in" draw:z-index="11"><draw:image xlink:href="Pictures/100000000000010000000100A57A6FDF7F85CC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8:23:40.683843420</meta:creation-date>
    <dc:date>2017-04-09T18:27:15.708317638</dc:date>
    <meta:editing-duration>PT3M35S</meta:editing-duration>
    <meta:editing-cycles>1</meta:editing-cycles>
    <meta:document-statistic meta:table-count="0" meta:image-count="12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